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1"/>
    <style:style style:name="ce4" style:family="table-cell" style:parent-style-name="Default" style:data-style-name="N36"/>
    <style:style style:name="ce5" style:family="table-cell" style:parent-style-name="Default" style:data-style-name="N38"/>
    <style:style style:name="ce6" style:family="table-cell" style:parent-style-name="Default" style:data-style-name="N38">
      <style:table-cell-properties style:vertical-align="automatic" fo:wrap-option="wrap"/>
    </style:style>
    <style:style style:name="co1" style:family="table-column">
      <style:table-column-properties fo:break-before="auto" style:column-width="1.74625cm"/>
    </style:style>
    <style:style style:name="co2" style:family="table-column">
      <style:table-column-properties fo:break-before="auto" style:column-width="2.0637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76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5"/>
        <table:table-column table:style-name="co8" table:number-columns-repeated="16376" table:default-cell-style-name="ce1"/>
        <table:table-row table:style-name="ro1">
          <table:table-cell office:value-type="string" table:style-name="ce1">
            <text:p>ABC</text:p>
          </table:table-cell>
          <table:table-cell table:number-columns-repeated="6" table:style-name="ce1"/>
          <table:table-cell table:style-name="ce5"/>
          <table:table-cell table:number-columns-repeated="16376" table:style-name="ce1"/>
        </table:table-row>
        <table:table-row table:style-name="ro2">
          <table:table-cell office:value-type="string" table:style-name="ce2">
            <text:p>Instance Name</text:p>
          </table:table-cell>
          <table:table-cell office:value-type="string" table:style-name="ce2">
            <text:p>Optimum</text:p>
          </table:table-cell>
          <table:table-cell office:value-type="string" table:style-name="ce2">
            <text:p>Best Solution Found</text:p>
          </table:table-cell>
          <table:table-cell office:value-type="string" table:style-name="ce2">
            <text:p>Mean Relative Error in %</text:p>
          </table:table-cell>
          <table:table-cell office:value-type="string" table:style-name="ce2">
            <text:p>Average number of iterations until endresult is found (rounded up to integer)</text:p>
          </table:table-cell>
          <table:table-cell office:value-type="string" table:style-name="ce2">
            <text:p>Average number of iteration until result with 10% error is found</text:p>
          </table:table-cell>
          <table:table-cell office:value-type="string" table:style-name="ce2">
            <text:p>Sucess rate (% of runs with error &lt;= 7.5%)</text:p>
          </table:table-cell>
          <table:table-cell office:value-type="string" table:style-name="ce6">
            <text:p>Average Runtime</text:p>
          </table:table-cell>
          <table:table-cell office:value-type="string" table:style-name="ce2">
            <text:p>Runtime per Iteration (rounded up to full seconds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eil51</text:p>
          </table:table-cell>
          <table:table-cell office:value-type="float" office:value="426" table:style-name="ce1">
            <text:p>426</text:p>
          </table:table-cell>
          <table:table-cell office:value-type="float" office:value="447" table:style-name="ce1">
            <text:p>447</text:p>
          </table:table-cell>
          <table:table-cell office:value-type="float" office:value="6.9953051643192516" table:style-name="ce1">
            <text:p>6.995305164</text:p>
          </table:table-cell>
          <table:table-cell office:value-type="float" office:value="1839.9" table:style-name="ce3">
            <text:p>1840</text:p>
          </table:table-cell>
          <table:table-cell table:style-name="ce1"/>
          <table:table-cell office:value-type="float" office:value="0.5" table:style-name="ce1">
            <text:p>0.5</text:p>
          </table:table-cell>
          <table:table-cell office:value-type="time" office:time-value="PT0H52M13S" table:style-name="ce5">
            <text:p>00:52:13</text:p>
          </table:table-cell>
          <table:table-cell office:value-type="float" office:value="1.56669293465" table:style-name="ce4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eil76</text:p>
          </table:table-cell>
          <table:table-cell office:value-type="float" office:value="538" table:style-name="ce1">
            <text:p>538</text:p>
          </table:table-cell>
          <table:table-cell office:value-type="float" office:value="617" table:style-name="ce1">
            <text:p>617</text:p>
          </table:table-cell>
          <table:table-cell office:value-type="float" office:value="17.732342007434941" table:style-name="ce1">
            <text:p>17.73234201</text:p>
          </table:table-cell>
          <table:table-cell office:value-type="float" office:value="1923.6" table:style-name="ce3">
            <text:p>192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time" office:time-value="PT2H8M14S" table:style-name="ce5">
            <text:p>02:08:14</text:p>
          </table:table-cell>
          <table:table-cell office:value-type="float" office:value="3.8471547931000001" table:style-name="ce4">
            <text:p>3.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kroA100</text:p>
          </table:table-cell>
          <table:table-cell office:value-type="float" office:value="21282" table:style-name="ce1">
            <text:p>21282</text:p>
          </table:table-cell>
          <table:table-cell office:value-type="float" office:value="28020" table:style-name="ce1">
            <text:p>28020</text:p>
          </table:table-cell>
          <table:table-cell office:value-type="float" office:value="39.260407856404477" table:style-name="ce1">
            <text:p>39.26040786</text:p>
          </table:table-cell>
          <table:table-cell office:value-type="float" office:value="1979.6" table:style-name="ce3">
            <text:p>19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time" office:time-value="PT3H4M0S" table:style-name="ce5">
            <text:p>03:04:00</text:p>
          </table:table-cell>
          <table:table-cell office:value-type="float" office:value="5.5201988960000001" table:style-name="ce4">
            <text:p>5.5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r202</text:p>
          </table:table-cell>
          <table:table-cell office:value-type="float" office:value="40160" table:style-name="ce1">
            <text:p>40160</text:p>
          </table:table-cell>
          <table:table-cell office:value-type="float" office:value="51082" table:style-name="ce1">
            <text:p>51082</text:p>
          </table:table-cell>
          <table:table-cell office:value-type="float" office:value="28.929780876494014" table:style-name="ce1">
            <text:p>28.92978088</text:p>
          </table:table-cell>
          <table:table-cell office:value-type="float" office:value="1857" table:style-name="ce3">
            <text:p>1857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time" office:time-value="PT14H2M20S" table:style-name="ce5">
            <text:p>14:02:20</text:p>
          </table:table-cell>
          <table:table-cell office:value-type="float" office:value="25.270132612000001" table:style-name="ce4">
            <text:p>25.3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ACO</text:p>
          </table:table-cell>
          <table:table-cell table:number-columns-repeated="6" table:style-name="ce1"/>
          <table:table-cell table:style-name="ce5"/>
          <table:table-cell table:number-columns-repeated="16376" table:style-name="ce1"/>
        </table:table-row>
        <table:table-row table:style-name="ro4">
          <table:table-cell office:value-type="string" table:style-name="ce2">
            <text:p>Instance Name</text:p>
          </table:table-cell>
          <table:table-cell office:value-type="string" table:style-name="ce2">
            <text:p>Optimum</text:p>
          </table:table-cell>
          <table:table-cell office:value-type="string" table:style-name="ce2">
            <text:p>Best Solution Found</text:p>
          </table:table-cell>
          <table:table-cell office:value-type="string" table:style-name="ce2">
            <text:p>Mean Relative Error in %</text:p>
          </table:table-cell>
          <table:table-cell office:value-type="string" table:style-name="ce2">
            <text:p>Average number of iterations until endresult is found</text:p>
          </table:table-cell>
          <table:table-cell office:value-type="string" table:style-name="ce2">
            <text:p>Average number of iteration until result with 10% error is found</text:p>
          </table:table-cell>
          <table:table-cell office:value-type="string" table:style-name="ce2">
            <text:p>Sucess rate (% of runs with error &lt;= 7.5%)</text:p>
          </table:table-cell>
          <table:table-cell office:value-type="string" table:style-name="ce6">
            <text:p>Average Runtime</text:p>
          </table:table-cell>
          <table:table-cell office:value-type="string" table:style-name="ce2">
            <text:p>Runtime per Iteration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eil51</text:p>
          </table:table-cell>
          <table:table-cell office:value-type="float" office:value="426" table:style-name="ce1">
            <text:p>426</text:p>
          </table:table-cell>
          <table:table-cell office:value-type="float" office:value="1218" table:style-name="ce1">
            <text:p>1218</text:p>
          </table:table-cell>
          <table:table-cell office:value-type="float" office:value="197.79342723004694" table:style-name="ce1">
            <text:p>197.7934272</text:p>
          </table:table-cell>
          <table:table-cell office:value-type="float" office:value="1211.2" table:style-name="ce3">
            <text:p>121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time" office:time-value="PT0H11M28S" table:style-name="ce5">
            <text:p>00:11:28</text:p>
          </table:table-cell>
          <table:table-cell office:value-type="float" office:value="0.34449468702999997" table:style-name="ce4">
            <text:p>0.3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eil76</text:p>
          </table:table-cell>
          <table:table-cell office:value-type="float" office:value="538" table:style-name="ce1">
            <text:p>538</text:p>
          </table:table-cell>
          <table:table-cell office:value-type="float" office:value="1853" table:style-name="ce1">
            <text:p>1853</text:p>
          </table:table-cell>
          <table:table-cell office:value-type="float" office:value="254.46096654275095" table:style-name="ce1">
            <text:p>254.4609665</text:p>
          </table:table-cell>
          <table:table-cell office:value-type="float" office:value="1153.8" table:style-name="ce3">
            <text:p>1154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time" office:time-value="PT0H27M10S" table:style-name="ce5">
            <text:p>00:27:10</text:p>
          </table:table-cell>
          <table:table-cell office:value-type="float" office:value="0.81536104185999692" table:style-name="ce4">
            <text:p>0.8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kroA100</text:p>
          </table:table-cell>
          <table:table-cell office:value-type="float" office:value="21282" table:style-name="ce1">
            <text:p>21282</text:p>
          </table:table-cell>
          <table:table-cell office:value-type="float" office:value="159258" table:style-name="ce1">
            <text:p>159258</text:p>
          </table:table-cell>
          <table:table-cell office:value-type="float" office:value="685.60661591955636" table:style-name="ce1">
            <text:p>685.6066159</text:p>
          </table:table-cell>
          <table:table-cell office:value-type="float" office:value="918" table:style-name="ce3">
            <text:p>91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time" office:time-value="PT0H31M25S" table:style-name="ce5">
            <text:p>00:31:25</text:p>
          </table:table-cell>
          <table:table-cell office:value-type="float" office:value="0.94283182460999893" table:style-name="ce4">
            <text:p>0.9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r202</text:p>
          </table:table-cell>
          <table:table-cell office:value-type="float" office:value="40160" table:style-name="ce1">
            <text:p>40160</text:p>
          </table:table-cell>
          <table:table-cell office:value-type="float" office:value="58388" table:style-name="ce1">
            <text:p>58388</text:p>
          </table:table-cell>
          <table:table-cell office:value-type="float" office:value="54.737798804780866" table:style-name="ce1">
            <text:p>54.7377988</text:p>
          </table:table-cell>
          <table:table-cell office:value-type="float" office:value="448" table:style-name="ce3">
            <text:p>448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time" office:time-value="PT2H25M45S" table:style-name="ce5">
            <text:p>02:25:45</text:p>
          </table:table-cell>
          <table:table-cell office:value-type="float" office:value="4.3729448422999999" table:style-name="ce4">
            <text:p>4.4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FA</text:p>
          </table:table-cell>
          <table:table-cell table:number-columns-repeated="6" table:style-name="ce1"/>
          <table:table-cell table:style-name="ce5"/>
          <table:table-cell table:number-columns-repeated="16376" table:style-name="ce1"/>
        </table:table-row>
        <table:table-row table:style-name="ro4">
          <table:table-cell office:value-type="string" table:style-name="ce2">
            <text:p>Instance Name</text:p>
          </table:table-cell>
          <table:table-cell office:value-type="string" table:style-name="ce2">
            <text:p>Optimum</text:p>
          </table:table-cell>
          <table:table-cell office:value-type="string" table:style-name="ce2">
            <text:p>Best Solution Found</text:p>
          </table:table-cell>
          <table:table-cell office:value-type="string" table:style-name="ce2">
            <text:p>Mean Relative Error in %</text:p>
          </table:table-cell>
          <table:table-cell office:value-type="string" table:style-name="ce2">
            <text:p>Average number of iterations until endresult is found</text:p>
          </table:table-cell>
          <table:table-cell office:value-type="string" table:style-name="ce2">
            <text:p>Average number of iteration until result with 10% error is found</text:p>
          </table:table-cell>
          <table:table-cell office:value-type="string" table:style-name="ce2">
            <text:p>Sucess rate (% of runs with error &lt;= 7.5%)</text:p>
          </table:table-cell>
          <table:table-cell office:value-type="string" table:style-name="ce6">
            <text:p>Average Runtime</text:p>
          </table:table-cell>
          <table:table-cell office:value-type="string" table:style-name="ce2">
            <text:p>Runtime per Iteration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eil51</text:p>
          </table:table-cell>
          <table:table-cell office:value-type="float" office:value="426" table:style-name="ce1">
            <text:p>426</text:p>
          </table:table-cell>
          <table:table-cell office:value-type="float" office:value="444" table:style-name="ce1">
            <text:p>444</text:p>
          </table:table-cell>
          <table:table-cell office:value-type="float" office:value="7.3708920187793376" table:style-name="ce1">
            <text:p>7.370892019</text:p>
          </table:table-cell>
          <table:table-cell office:value-type="float" office:value="182.3" table:style-name="ce3">
            <text:p>182</text:p>
          </table:table-cell>
          <table:table-cell table:style-name="ce1"/>
          <table:table-cell office:value-type="float" office:value="0.8" table:style-name="ce1">
            <text:p>0.8</text:p>
          </table:table-cell>
          <table:table-cell office:value-type="time" office:time-value="PT0H3M24S" table:style-name="ce5">
            <text:p>00:03:24</text:p>
          </table:table-cell>
          <table:table-cell office:value-type="float" office:value="0.10214829169999987" table:style-name="ce4">
            <text:p>0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eil76</text:p>
          </table:table-cell>
          <table:table-cell office:value-type="float" office:value="538" table:style-name="ce1">
            <text:p>538</text:p>
          </table:table-cell>
          <table:table-cell office:value-type="float" office:value="559" table:style-name="ce1">
            <text:p>559</text:p>
          </table:table-cell>
          <table:table-cell office:value-type="float" office:value="9.64684014869888" table:style-name="ce1">
            <text:p>9.646840149</text:p>
          </table:table-cell>
          <table:table-cell office:value-type="float" office:value="418.5" table:style-name="ce3">
            <text:p>419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time" office:time-value="PT0H4M20S" table:style-name="ce5">
            <text:p>00:04:20</text:p>
          </table:table-cell>
          <table:table-cell office:value-type="float" office:value="0.13031495018499964" table:style-name="ce4">
            <text:p>0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kroA100</text:p>
          </table:table-cell>
          <table:table-cell office:value-type="float" office:value="21282" table:style-name="ce1">
            <text:p>21282</text:p>
          </table:table-cell>
          <table:table-cell office:value-type="float" office:value="22505" table:style-name="ce1">
            <text:p>22505</text:p>
          </table:table-cell>
          <table:table-cell office:value-type="float" office:value="10.3138802744103" table:style-name="ce1">
            <text:p>10.31388027</text:p>
          </table:table-cell>
          <table:table-cell office:value-type="float" office:value="1024.2" table:style-name="ce3">
            <text:p>1024</text:p>
          </table:table-cell>
          <table:table-cell table:style-name="ce1"/>
          <table:table-cell office:value-type="float" office:value="0.2" table:style-name="ce1">
            <text:p>0.2</text:p>
          </table:table-cell>
          <table:table-cell office:value-type="time" office:time-value="PT0H4M54S" table:style-name="ce5">
            <text:p>00:04:54</text:p>
          </table:table-cell>
          <table:table-cell office:value-type="float" office:value="0.14747318277499988" table:style-name="ce4">
            <text:p>0.1</text:p>
          </table:table-cell>
          <table:table-cell table:number-columns-repeated="16375"/>
        </table:table-row>
        <table:table-row table:style-name="ro3">
          <table:table-cell office:value-type="string" table:style-name="ce1">
            <text:p>gr202</text:p>
          </table:table-cell>
          <table:table-cell office:value-type="float" office:value="40160" table:style-name="ce1">
            <text:p>40160</text:p>
          </table:table-cell>
          <table:table-cell office:value-type="float" office:value="42523" table:style-name="ce1">
            <text:p>42523</text:p>
          </table:table-cell>
          <table:table-cell office:value-type="float" office:value="7.9731075697211162" table:style-name="ce1">
            <text:p>7.97310757</text:p>
          </table:table-cell>
          <table:table-cell office:value-type="float" office:value="1812.2" table:style-name="ce3">
            <text:p>1812</text:p>
          </table:table-cell>
          <table:table-cell table:style-name="ce1"/>
          <table:table-cell office:value-type="float" office:value="0.4" table:style-name="ce1">
            <text:p>0.4</text:p>
          </table:table-cell>
          <table:table-cell office:value-type="time" office:time-value="PT0H17M32S" table:style-name="ce5">
            <text:p>00:17:32</text:p>
          </table:table-cell>
          <table:table-cell office:value-type="float" office:value="0.5262255281999999" table:style-name="ce4">
            <text:p>0.5</text:p>
          </table:table-cell>
          <table:table-cell table:number-columns-repeated="16375"/>
        </table:table-row>
        <table:table-row table:number-rows-repeated="104855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time-style style:name="N38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meta:initial-creator>Karoline</meta:initial-creator>
    <dc:creator>Karoline</dc:creator>
    <meta:creation-date>2020-09-14T20:11:13Z</meta:creation-date>
    <dc:date>2020-09-16T01:05:36Z</dc:date>
    <meta:editing-duration>PT0S</meta:editing-duration>
  </office:meta>
</office:document-meta>
</file>